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fo:font-size="6pt" style:font-size-asian="5.25pt" style:font-size-complex="6pt"/>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list-style-name="L2">
      <style:paragraph-properties fo:text-align="start" style:justify-single-word="false"/>
      <style:text-properties fo:font-weight="normal" style:font-weight-asian="normal" style:font-weight-complex="normal"/>
    </style:style>
    <style:style style:name="P16" style:family="paragraph" style:parent-style-name="Standard" style:list-style-name="L3">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text-underline-style="none"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
      <text:p text:style-name="P1"/>
      <text:p text:style-name="P1"/>
      <text:p text:style-name="P1"/>
      <text:p text:style-name="P1"/>
      <text:p text:style-name="P1"/>
      <text:p text:style-name="P1"/>
      <text:p text:style-name="P1"/>
      <text:p text:style-name="P3">Informe</text:p>
      <text:p text:style-name="P2">Compilador</text:p>
      <text:p text:style-name="P1"/>
      <text:p text:style-name="P1"/>
      <text:p text:style-name="P1"/>
      <text:p text:style-name="P4">Departamento de Computación </text:p>
      <text:p text:style-name="P4">FCEFQyN, Universidad Nacional de Río Cuarto</text:p>
      <text:p text:style-name="P4">Asignatura: Taller de Diseño de Software (Cod. 3306)</text:p>
      <text:p text:style-name="P4">Segundo Cuatrimestre de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6"><text:tab/><text:tab/><text:tab/><text:tab/><text:tab/><text:tab/> <text:span text:style-name="T1">Grupo:</text:span> <text:s/>Astorga Darío - astorgadm@gmail.com</text:p>
      <text:p text:style-name="P6"><text:tab/><text:tab/><text:tab/><text:tab/><text:tab/><text:tab/><text:tab/> <text:s text:c="2"/>Marconi Pablo - pablo.marconi.ar@gmail.com</text:p>
      <text:p text:style-name="P1"><text:soft-page-break/></text:p>
      <text:p text:style-name="P9">Descripción del proyecto 2014</text:p>
      <text:p text:style-name="P1"/>
      <text:p text:style-name="P8">El proyecto consiste en el diseño e implementación de un compilador para un lenguaje de programación simple, denominado C-TDS. El trabajo se abordo de una manera incremental, y se ha dividido en distintas etapas, para las cuales se han establecido plazos de entrega. En cada etapa se añadió a la anterior una nueva fase del compilador.</text:p>
      <text:p text:style-name="P8"/>
      <text:p text:style-name="P8">Creamos una especie de informe donde vamos documentando las decisiones de diseño e implementación de nuestro compilador, que luego nos sera de gran ayuda para crear el informe final de la materia.</text:p>
      <text:p text:style-name="P8"/>
      <text:p text:style-name="P8"/>
      <text:p text:style-name="P1"/>
      <text:p text:style-name="P1"><text:tab/><text:span text:style-name="T1">Índice</text:span></text:p>
      <text:p text:style-name="P1"><text:tab/><text:tab/>Descripción del Proyecto 2014 ................................................................................. 1</text:p>
      <text:p text:style-name="P1"><text:tab/><text:tab/>Etapas de la documentación ...................................................................................... 2</text:p>
      <text:p text:style-name="P8"><text:tab/><text:tab/></text:p>
      <text:p text:style-name="P8"><text:tab/></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2">Etapa: Análisis Léxico y Sintáctico</text:span></text:p>
      <text:list xml:id="list2154186731" text:style-name="L2">
        <text:list-item>
          <text:p text:style-name="P11"><text:span text:style-name="T1">División del trabajo.</text:span></text:p>
          <text:p text:style-name="P15">La división del trabajo en esta etapa fue de manera equitativa y distribuida. Se utilizo continuamente para el control de versiones herramientas como <text:span text:style-name="T4">GitHub</text:span>, por ende no tuvimos ninguno problema. Como también trabajamos en común en las clases de laboratorio, debatiendo conjuntamente posibles soluciones e implementándolas.</text:p>
        </text:list-item>
      </text:list>
      <text:p text:style-name="P8"><text:span text:style-name="T1"/></text:p>
      <text:list xml:id="list1684447367" text:continue-numbering="true" text:style-name="L2">
        <text:list-item>
          <text:p text:style-name="P11"><text:span text:style-name="T1">Decisiones de diseño.</text:span></text:p>
        </text:list-item>
      </text:list>
      <text:p text:style-name="P8"><text:span text:style-name="T1"/></text:p>
      <text:list xml:id="list635470127" text:continue-numbering="true" text:style-name="L2">
        <text:list-item>
          <text:p text:style-name="P11"><text:span text:style-name="T1">Descripción de detalles de implementación.</text:span></text:p>
          <text:p text:style-name="P11"><text:span text:style-name="T3">No se utilizo nada atípico.</text:span></text:p>
        </text:list-item>
      </text:list>
      <text:p text:style-name="P8"><text:span text:style-name="T1"/></text:p>
      <text:list xml:id="list1050645781" text:continue-numbering="true" text:style-name="L2">
        <text:list-item>
          <text:p text:style-name="P11"><text:span text:style-name="T1">Problemas conocidos en el proyecto.</text:span></text:p>
          <text:p text:style-name="P11">Uno de los problemas que nos surgió en esta etapa fue el caso en el que el compilador fallo en unos determinados casos de test, por el ejemplo los test006, test004, etc.</text:p>
        </text:list-item>
      </text:list>
      <text:p text:style-name="P8"/>
      <text:p text:style-name="P8"/>
      <text:p text:style-name="P13">Etapa: Análisis Semántico</text:p>
      <text:list xml:id="list113266308" text:style-name="L3">
        <text:list-item>
          <text:p text:style-name="P12"><text:span text:style-name="T1">División del trabajo.</text:span></text:p>
          <text:p text:style-name="P16">En esta etapa decidimos trabajamos de igual manera que en la etapa anterior, tanto con la herramienta <text:s/>para el control de versiones como también trabajando de manera conjunta en las clases de laboratorio.</text:p>
        </text:list-item>
      </text:list>
      <text:p text:style-name="P8"><text:span text:style-name="T1"/></text:p>
      <text:list xml:id="list829539260" text:continue-numbering="true" text:style-name="L3">
        <text:list-item>
          <text:p text:style-name="P12"><text:span text:style-name="T1">Decisiones de diseño.</text:span></text:p>
          <text:p text:style-name="P16">Decidimos crear una tabla de símbolos para mantener la información de los símbolos (identificadores) del programa. Decidimos implementarla utilizando “LinkedList” compuesta por “amountLevels” (cantidad de niveles) y metodos como “insertNewBlock”, “getCurrentLevel”, etc</text:p>
        </text:list-item>
      </text:list>
      <text:p text:style-name="P8"><text:span text:style-name="T1"/></text:p>
      <text:list xml:id="list143223886" text:continue-numbering="true" text:style-name="L3">
        <text:list-item>
          <text:p text:style-name="P12"><text:span text:style-name="T1">Descripción de detalles de implementación.</text:span></text:p>
          <text:p text:style-name="P16"/>
        </text:list-item>
      </text:list>
      <text:p text:style-name="P8"><text:span text:style-name="T1"/></text:p>
      <text:list xml:id="list1889097482" text:continue-numbering="true" text:style-name="L3">
        <text:list-item>
          <text:p text:style-name="P12"><text:span text:style-name="T1">Problemas conocidos en el proyec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23:41:09</meta:creation-date>
    <dc:date>2014-09-22T00:57:21</dc:date>
    <meta:editing-duration>PT2H8M32S</meta:editing-duration>
    <meta:editing-cycles>43</meta:editing-cycles>
    <meta:generator>LibreOffice/3.5$Linux_X86_64 LibreOffice_project/350m1$Build-2</meta:generator>
    <meta:document-statistic meta:table-count="0" meta:image-count="0" meta:object-count="0" meta:page-count="3" meta:paragraph-count="32" meta:word-count="337" meta:character-count="2375" meta:non-whitespace-character-count="2050"/>
  </office:meta>
</office:document-meta>
</file>